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Mono O" svg:font-family="'Linux Libertine Mono O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-19.05mm" fo:margin-right="-19.05mm" fo:text-indent="0mm" style:auto-text-indent="false" fo:background-color="transparent"/>
      <style:text-properties style:font-name="Linux Libertine Mono O" fo:font-size="8pt" officeooo:paragraph-rsid="00032261" style:font-size-asian="8pt" style:font-size-complex="8pt"/>
    </style:style>
    <style:style style:name="P2" style:family="paragraph" style:parent-style-name="Standard">
      <loext:graphic-properties draw:fill="none"/>
      <style:paragraph-properties fo:margin-left="-19.05mm" fo:margin-right="-19.05mm" fo:text-indent="0mm" style:auto-text-indent="false" fo:background-color="transparent"/>
      <style:text-properties style:font-name="Linux Libertine Mono O" fo:font-size="8pt" officeooo:paragraph-rsid="0016e614" style:font-size-asian="8pt" style:font-size-complex="8pt"/>
    </style:style>
    <style:style style:name="P3" style:family="paragraph" style:parent-style-name="Standard">
      <loext:graphic-properties draw:fill="none"/>
      <style:paragraph-properties fo:margin-left="-19.05mm" fo:margin-right="-19.05mm" fo:text-indent="0mm" style:auto-text-indent="false" fo:background-color="transparent"/>
      <style:text-properties style:font-name="Linux Libertine Mono O" fo:font-size="8pt" officeooo:paragraph-rsid="001d18ac" style:font-size-asian="8pt" style:font-size-complex="8pt"/>
    </style:style>
    <style:style style:name="P4" style:family="paragraph" style:parent-style-name="Standard">
      <loext:graphic-properties draw:fill="none"/>
      <style:paragraph-properties fo:margin-left="-19.05mm" fo:margin-right="-19.05mm" fo:text-indent="0mm" style:auto-text-indent="false" fo:background-color="transparent"/>
      <style:text-properties officeooo:paragraph-rsid="00032261"/>
    </style:style>
    <style:style style:name="P5" style:family="paragraph" style:parent-style-name="Standard">
      <loext:graphic-properties draw:fill="none"/>
      <style:paragraph-properties fo:margin-left="0mm" fo:margin-right="-19.05mm" fo:text-indent="0mm" style:auto-text-indent="false" fo:background-color="transparent"/>
      <style:text-properties style:font-name="Linux Libertine Mono O" fo:font-size="8pt" officeooo:paragraph-rsid="00032261" style:font-size-asian="8pt" style:font-size-complex="8pt"/>
    </style:style>
    <style:style style:name="P6" style:family="paragraph" style:parent-style-name="Standard" style:master-page-name="">
      <loext:graphic-properties draw:fill="none"/>
      <style:paragraph-properties fo:margin-left="0mm" fo:margin-right="-19.05mm" fo:text-indent="0mm" style:auto-text-indent="false" style:page-number="auto" fo:background-color="transparent"/>
      <style:text-properties style:font-name="Linux Libertine Mono O" fo:font-size="8pt" officeooo:paragraph-rsid="00032261" style:font-size-asian="8pt" style:font-size-complex="8pt"/>
    </style:style>
    <style:style style:name="P7" style:family="paragraph" style:parent-style-name="Standard">
      <loext:graphic-properties draw:fill="none"/>
      <style:paragraph-properties fo:margin-left="0mm" fo:margin-right="-19.05mm" fo:text-indent="0mm" style:auto-text-indent="false" fo:background-color="transparent"/>
      <style:text-properties style:font-name="Linux Libertine Mono O" fo:font-size="8pt" officeooo:paragraph-rsid="0022358b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e614" style:font-weight-asian="bold" style:font-weight-complex="bold"/>
    </style:style>
    <style:style style:name="T3" style:family="text">
      <style:text-properties fo:font-weight="bold" officeooo:rsid="0022358b" style:font-weight-asian="bold" style:font-weight-complex="bold"/>
    </style:style>
    <style:style style:name="T4" style:family="text">
      <style:text-properties style:font-name="Linux Libertine Mono O" fo:font-size="8pt" style:font-size-asian="8pt" style:font-size-complex="8pt"/>
    </style:style>
    <style:style style:name="T5" style:family="text">
      <style:text-properties style:font-name="Linux Libertine Mono O" fo:font-size="8pt" officeooo:rsid="0016e614" style:font-size-asian="8pt" style:font-size-complex="8pt"/>
    </style:style>
    <style:style style:name="T6" style:family="text">
      <style:text-properties style:font-name="Linux Libertine Mono O" fo:font-size="8pt" officeooo:rsid="00198629" style:font-size-asian="8pt" style:font-size-complex="8pt"/>
    </style:style>
    <style:style style:name="T7" style:family="text">
      <style:text-properties style:font-name="Linux Libertine Mono O" fo:font-size="8pt" officeooo:rsid="001efff4" style:font-size-asian="8pt" style:font-size-complex="8pt"/>
    </style:style>
    <style:style style:name="T8" style:family="text">
      <style:text-properties style:font-name="Linux Libertine Mono O" fo:font-size="8pt" fo:font-weight="bold" style:font-size-asian="8pt" style:font-weight-asian="bold" style:font-size-complex="8pt" style:font-weight-complex="bold"/>
    </style:style>
    <style:style style:name="T9" style:family="text">
      <style:text-properties officeooo:rsid="001d18ac"/>
    </style:style>
    <style:style style:name="T10" style:family="text">
      <style:text-properties officeooo:rsid="001efff4"/>
    </style:style>
    <style:style style:name="T11" style:family="text">
      <style:text-properties officeooo:rsid="0022358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/*</text:p>
      <text:p text:style-name="P5"><text:s/>* QWERTY</text:p>
      <text:p text:style-name="P5"><text:s/>* ,-----------------------------------------. <text:s text:c="19"/>,-----------------------------------------.</text:p>
      <text:p text:style-name="P5"><text:s/>* | ESC <text:s/>| <text:s text:c="2"/>1 <text:s/>| <text:s text:c="2"/>2 <text:s/>| <text:s text:c="2"/>3 <text:s/>| <text:s text:c="2"/>4 <text:s/>| <text:s text:c="2"/>5 <text:s/>| <text:s text:c="19"/>| <text:s text:c="2"/>6 <text:s/>| <text:s text:c="2"/>7 <text:s/>| <text:s text:c="2"/>8 <text:s/>| <text:s text:c="2"/>9 <text:s/>| <text:s text:c="2"/>0 <text:s/>| <text:s/>` <text:s text:c="2"/>|</text:p>
      <text:p text:style-name="P7"><text:s/>* |------+------+------+------+------+------| <text:s text:c="6"/><text:span text:style-name="T1">QWERT</text:span><text:span text:style-name="T3">Y</text:span> <text:s text:c="6"/>|------+------+------+------+------+------|</text:p>
      <text:p text:style-name="P5"><text:s/>* | TAB <text:s/>| <text:s text:c="2"/>Q <text:s/>| <text:s text:c="2"/>W <text:s/>| <text:s text:c="2"/>E <text:s/>| <text:s text:c="2"/>R <text:s/>| <text:s text:c="2"/>T <text:s/>| <text:s text:c="19"/>| <text:s text:c="2"/>Y <text:s/>| <text:s text:c="2"/>U <text:s/>| <text:s text:c="2"/>I <text:s/>| <text:s text:c="2"/>O <text:s/>| <text:s text:c="2"/>P <text:s/>| Bspc |</text:p>
      <text:p text:style-name="P5"><text:s/>* |------+------+------+------+------+------| <text:s text:c="19"/>|------+------+------+------+------+------|</text:p>
      <text:p text:style-name="P5"><text:s/>* |LShift| <text:s text:c="2"/>A <text:s/>| <text:s text:c="2"/>S <text:s/>| <text:s text:c="2"/>D <text:s/>| <text:s text:c="2"/>F <text:s/>| <text:s text:c="2"/>G <text:s/>| .------. <text:s/>,------. | <text:s text:c="2"/>H <text:s/>| <text:s text:c="2"/>J <text:s/>| <text:s text:c="2"/>K <text:s/>| <text:s text:c="2"/>L <text:s/>| <text:s text:c="2"/>; <text:s/>| Del <text:s/>|</text:p>
      <text:p text:style-name="P5"><text:s/>* |------+------+------+------+------+------| | MUTE | <text:s/>|MOUSE | |------+------+------+------+------+------|</text:p>
      <text:p text:style-name="P5"><text:s/>* |LCtrl | <text:s text:c="2"/>Z <text:s/>| <text:s text:c="2"/>X <text:s/>| <text:s text:c="2"/>C <text:s/>| <text:s text:c="2"/>V <text:s/>| <text:s text:c="2"/>B <text:s/>| '------' <text:s/>'------' | <text:s text:c="2"/>N <text:s/>| <text:s text:c="2"/>M <text:s/>| <text:s text:c="2"/>, <text:s/>| <text:s text:c="2"/>. <text:s/>| <text:s text:c="2"/>/ <text:s/>| Enter|</text:p>
      <text:p text:style-name="P5"><text:s/>* `-----------------------------------------' <text:s/>________ <text:s/>_______ '-----------------------------------------'</text:p>
      <text:p text:style-name="P5"><text:s/>* <text:s text:c="14"/>| LGui | LAlt | INTL |/LOWER| / <text:s text:c="6"/>/ <text:s/>\ <text:s text:c="5"/>\RAISE \| RCTR |LOWER | RGUI |</text:p>
      <text:p text:style-name="P5"><text:s/>* <text:s text:c="14"/>| <text:s text:c="5"/>| <text:s text:c="5"/>| <text:s text:c="5"/>| <text:s text:c="5"/>|/ Space / <text:s text:c="3"/>\Enter \ <text:s text:c="5"/>\ <text:s text:c="5"/>| <text:s text:c="5"/>| <text:s text:c="5"/>|</text:p>
      <text:p text:style-name="P5"><text:s/>* <text:s text:c="14"/>`-----------------------------------' <text:s text:c="4"/>'------''------------'------'------'</text:p>
      <text:p text:style-name="P5"><text:s/>*/</text:p>
      <text:p text:style-name="P5">/*</text:p>
      <text:p text:style-name="P5"><text:s/>* Dvorak</text:p>
      <text:p text:style-name="P5"><text:s/>* ,-----------------------------------------. <text:s text:c="19"/>,-----------------------------------------.</text:p>
      <text:p text:style-name="P5"><text:s/>* | ESC <text:s/>| <text:s/>1! <text:s/>| <text:s/>2@ <text:s/>| <text:s/>3# <text:s/>| <text:s/>4$ <text:s/>| <text:s/>5% <text:s/>| <text:s text:c="19"/>| <text:s/>6^ <text:s/>| <text:s/>7&amp; <text:s/>| <text:s/>8* <text:s/>| <text:s/>9( <text:s/>| <text:s/>0) <text:s/>| Del <text:s/>|</text:p>
      <text:p text:style-name="P7"><text:s/>* |------+------+------+------+------+------| <text:s text:c="6"/><text:span text:style-name="T1">Dvorak</text:span> <text:s text:c="6"/>|------+------+------+------+------+------|</text:p>
      <text:p text:style-name="P5"><text:s/>* | TAB <text:s/>| <text:s/>'" <text:s/>| <text:s/>,&lt; <text:s/>| <text:s/>.&gt; <text:s/>| <text:s text:c="2"/>P <text:s/>| <text:s text:c="2"/>Y <text:s/>| <text:s text:c="19"/>| <text:s text:c="2"/>F <text:s/>| <text:s text:c="2"/>G <text:s/>| <text:s text:c="2"/>C <text:s/>| <text:s text:c="2"/>R <text:s/>| <text:s/>/? <text:s/>| Bspc |</text:p>
      <text:p text:style-name="P5"><text:s/>* |------+------+------+------+------+------| &lt;VOLUME&gt; <text:s text:c="10"/>|------+------+------+------+------+------|</text:p>
      <text:p text:style-name="P5"><text:s/>* |LShift| <text:s text:c="2"/>A <text:s/>| <text:s text:c="2"/>O <text:s/>| <text:s text:c="2"/>E <text:s/>| <text:s text:c="2"/>U <text:s/>| <text:s text:c="2"/>I <text:s/>| .------. <text:s/>,------. | <text:s text:c="2"/>D <text:s/>| <text:s text:c="2"/>H <text:s/>| <text:s text:c="2"/>T <text:s/>| <text:s text:c="2"/>N <text:s/>| <text:s text:c="2"/>S <text:s/>| <text:s text:c="2"/>L <text:s/>|</text:p>
      <text:p text:style-name="P5"><text:s/>* |------+------+------+------+------+------| |PLAYPS| <text:s/>|MOUSE | |------+------+------+------+------+------|</text:p>
      <text:p text:style-name="P5"><text:s/>* | LCTR | <text:s/>;: <text:s/>| <text:s text:c="2"/>Q <text:s/>| <text:s text:c="2"/>J <text:s/>| <text:s text:c="2"/>K <text:s/>| <text:s text:c="2"/>X <text:s/>| '------' <text:s/>'------' | <text:s text:c="2"/>B <text:s/>| <text:s text:c="2"/>M <text:s/>| <text:s text:c="2"/>W <text:s/>| <text:s text:c="2"/>V <text:s/>| <text:s text:c="2"/>Z <text:s/>| <text:s/>\| <text:s/>|</text:p>
      <text:p text:style-name="P5"><text:s/>* `-----------------------------------------' <text:s/>________ <text:s/>_______ '-----------------------------------------'</text:p>
      <text:p text:style-name="P5"><text:s/>* <text:s text:c="14"/>| LGui | LAlt | INTL |/LOWER| / <text:s text:c="6"/>/ <text:s/>\ <text:s text:c="5"/>\RAISE \| RCTR |LOWER | Enter|</text:p>
      <text:p text:style-name="P5"><text:s/>* <text:s text:c="14"/>| <text:s text:c="5"/>| <text:s text:c="5"/>| <text:s text:c="5"/>| <text:s text:c="5"/>|/ Enter / <text:s text:c="3"/>\Space \ <text:s text:c="5"/>\ <text:s text:c="5"/>| <text:s text:c="5"/>| <text:s text:c="5"/>|</text:p>
      <text:p text:style-name="P5"><text:s/>* <text:s text:c="14"/>`-----------------------------------' <text:s text:c="4"/>'------''------------'------'------'</text:p>
      <text:p text:style-name="P5"><text:s/>*/</text:p>
      <text:p text:style-name="P5">/* LOWER</text:p>
      <text:p text:style-name="P5"><text:s/>* ,-----------------------------------------. <text:s text:c="19"/>,-----------------------------------------.</text:p>
      <text:p text:style-name="P5"><text:s/>* | ____ | <text:s/>F1 <text:s/>| <text:s/>F2 <text:s/>| <text:s/>F3 <text:s/>| <text:s/>F4 <text:s/>| <text:s/>F5 <text:s/>| <text:s text:c="19"/>| <text:s/>F6 <text:s/>| <text:s/>F7 <text:s/>| <text:s/>F8 <text:s/>| <text:s/>F9 <text:s/>| F10 <text:s/>| ____ |</text:p>
      <text:p text:style-name="P7"><text:s/>* |------+------+------+------+------+------| <text:s text:c="6"/><text:span text:style-name="T1">LOWER</text:span> <text:s text:c="7"/>|------+------+------+------+------+------|</text:p>
      <text:p text:style-name="P5"><text:s/>* | ____ |Scrnsh|WinSft| Close| Save | <text:s text:c="5"/>| <text:s text:c="19"/>| <text:s text:c="5"/>| <text:s text:c="5"/>| <text:s/>UP <text:s/>| <text:s text:c="5"/>| F11 <text:s/>| ____ |</text:p>
      <text:p text:style-name="P5"><text:s/>* |------+------+------+------+------+------| &lt;NEXTPRV&gt; <text:s text:c="9"/>|------+------+------+------+------+------|</text:p>
      <text:p text:style-name="P5"><text:s/>* | ____ | Cut <text:s/>| Copy | Paste| WH_U | PGUP | .------. <text:s/>,------. | <text:s text:c="5"/>| LEFT | DOWN |RIGHT | F12 <text:s/>| <text:s text:c="5"/>|</text:p>
      <text:p text:style-name="P5"><text:s/>* |------+------+------+------+------+------| | ____ | <text:s/>| SCRL | |------+------+------+------+------+------|</text:p>
      <text:p text:style-name="P5"><text:s/>* | ____ | Undo | Redo | Lshft| WH_D | PGDN | '------' <text:s/>'------' | <text:s text:c="5"/>| HOME | <text:s text:c="5"/>| END <text:s/>| <text:s text:c="5"/>| <text:s text:c="5"/>|</text:p>
      <text:p text:style-name="P5"><text:s/>* `-----------------------------------------' <text:s/>________ <text:s/>_______ '-----------------------------------------'</text:p>
      <text:p text:style-name="P5"><text:s/>* <text:s text:c="14"/>| ____ | ____ | ____ |/ ____| / <text:s text:c="6"/>/ <text:s/>\ <text:s text:c="5"/>\ ____ \| ____ | ____ | ____ |</text:p>
      <text:p text:style-name="P5"><text:s/>* <text:s text:c="14"/>| <text:s text:c="5"/>| <text:s text:c="5"/>| <text:s text:c="5"/>| <text:s text:c="5"/>|/ ____ / <text:s text:c="3"/>\ ____ \ <text:s text:c="5"/>\ <text:s text:c="5"/>| <text:s text:c="5"/>| <text:s text:c="5"/>|</text:p>
      <text:p text:style-name="P5"><text:s/>* <text:s text:c="14"/>`-----------------------------------' <text:s text:c="4"/>'------''------------'------'------'</text:p>
      <text:p text:style-name="P5"><text:s/>*/</text:p>
      <text:p text:style-name="P5">/* RAISE</text:p>
      <text:p text:style-name="P5"><text:s/>* ,-----------------------------------------. <text:s text:c="19"/>,-----------------------------------------.</text:p>
      <text:p text:style-name="P5"><text:s/>* | ____ | ____ | ____ | ____ | ____ | ____ | <text:s text:c="19"/>| ____ | ____ | ____ | ____ | ____ | ____ |</text:p>
      <text:p text:style-name="P7"><text:s/>* |------+------+------+------+------+------| <text:s text:c="6"/><text:span text:style-name="T1">RAISE</text:span> <text:s text:c="7"/>|------+------+------+------+------+------|</text:p>
      <text:p text:style-name="P5"><text:s/>* | ____ | Ins <text:s/>| Pscr | Menu | <text:s text:c="5"/>| <text:s text:c="5"/>| <text:s text:c="19"/>| <text:s text:c="2"/>^ <text:s/>| <text:s text:c="2"/>&amp; <text:s/>| <text:s text:c="2"/>( <text:s/>| <text:s text:c="2"/>) <text:s/>| <text:s text:c="2"/>* <text:s/>| ____ |</text:p>
      <text:p text:style-name="P5"><text:s/>* |------+------+------+------+------+------| <text:s text:c="19"/>|------+------+------+------+------+------|</text:p>
      <text:p text:style-name="P5"><text:s/>* | ____ | LAt <text:s/>| LCtl |LShift| <text:s text:c="5"/>| Caps | .------. <text:s/>,------. | <text:s text:c="2"/>- <text:s/>| <text:s text:c="2"/>+ <text:s/>| <text:s text:c="2"/>{ <text:s/>| <text:s text:c="2"/>} <text:s/>| <text:s text:c="2"/>| <text:s/>| <text:s text:c="2"/>` <text:s/>|</text:p>
      <text:p text:style-name="P5"><text:s/>* |------+------+------+------+------+------| | ____ | <text:s/>| ____ | |------+------+------+------+------+------|</text:p>
      <text:p text:style-name="P5"><text:s/>* | ____ | Undo | <text:s/>Cut | Copy | Paste| <text:s text:c="5"/>| '------' <text:s/>'------' | <text:s text:c="2"/>_ <text:s/>| <text:s text:c="2"/>= <text:s/>| <text:s text:c="2"/>[ <text:s/>| <text:s text:c="2"/>] <text:s/>| <text:s text:c="2"/>~ <text:s/>| TOGG NUMP| </text:p>
      <text:p text:style-name="P5"><text:s/>* `-----------------------------------------' <text:s/>________ <text:s/>_______ '-----------------------------------------'</text:p>
      <text:p text:style-name="P5"><text:s/>* <text:s text:c="14"/>| ____ | ____ | ____ |/ ____| / <text:s text:c="6"/>/ <text:s/>\ <text:s text:c="5"/>\ ____ \| ____ | ____ | ____ |</text:p>
      <text:p text:style-name="P5"><text:s/>* <text:s text:c="14"/>| <text:s text:c="5"/>| <text:s text:c="5"/>| <text:s text:c="5"/>| <text:s text:c="5"/>|/ Space / <text:s text:c="3"/>\Enter \ <text:s text:c="5"/>\ <text:s text:c="5"/>| <text:s text:c="5"/>| <text:s text:c="5"/>|</text:p>
      <text:p text:style-name="P5"><text:s/>* <text:s text:c="14"/>`-----------------------------------' <text:s text:c="4"/>'------''------------'------'------'</text:p>
      <text:p text:style-name="P5"><text:s/>*/</text:p>
      <text:p text:style-name="P5">/* ADJUST</text:p>
      <text:p text:style-name="P5"><text:s/>* ,-----------------------------------------. <text:s text:c="19"/>,-----------------------------------------.</text:p>
      <text:p text:style-name="P5"><text:s/>* | ERASE| <text:s text:c="5"/>| <text:s text:c="5"/>| <text:s text:c="5"/>| <text:s text:c="5"/>| <text:s text:c="5"/>| <text:s text:c="19"/>| <text:s text:c="5"/>| <text:s text:c="5"/>| <text:s text:c="5"/>| <text:s text:c="5"/>| <text:s text:c="5"/>| <text:s text:c="5"/>|</text:p>
      <text:p text:style-name="P7"><text:s/>* |------+------+------+------+------+------| <text:s text:c="6"/><text:span text:style-name="T1">ADJUST</text:span> <text:s text:c="6"/>|------+------+------+------+------+------|</text:p>
      <text:p text:style-name="P5"><text:s/>* | RESET| <text:s text:c="5"/>| <text:s text:c="5"/>| <text:s text:c="5"/>| <text:s text:c="5"/>| <text:s text:c="5"/>| <text:s text:c="19"/>| <text:s text:c="5"/>| <text:s text:c="5"/>| <text:s text:c="5"/>| <text:s text:c="5"/>| <text:s text:c="5"/>| <text:s text:c="5"/>|</text:p>
      <text:p text:style-name="P5"><text:s/>* |------+------+------+------+------+------| <text:s text:c="19"/>|------+------+------+------+------+------|</text:p>
      <text:p text:style-name="P5"><text:s/>* |RGB_TOG|hue^ |sat ^ | bri ^| <text:s text:c="5"/>| <text:s text:c="5"/>| .------. <text:s/>,------. |desk &lt;| <text:s text:c="5"/>| <text:s text:c="5"/>|desk &gt;| <text:s text:c="5"/>| <text:s text:c="5"/>|</text:p>
      <text:p text:style-name="P5"><text:s/>* |------+------+------+------+------+------| | ____ | <text:s/>| ____ | |------+------+------+------+------+------|</text:p>
      <text:p text:style-name="P5"><text:s/>* | mode |hue dn|sat d |bri dn|DVORAK|QWERTY| '------' <text:s/>'------' | <text:s text:c="5"/>| PREV | PLAY | NEXT | <text:s text:c="5"/>| <text:s text:c="5"/>|</text:p>
      <text:p text:style-name="P5"><text:s/>* `-----------------------------------------' <text:s/>________ <text:s/>_______ '-----------------------------------------'</text:p>
      <text:p text:style-name="P5"><text:s/>* <text:s text:c="14"/>| ____ | ____ | ____ |/ ____| / <text:s text:c="6"/>/ <text:s/>\ <text:s text:c="5"/>\ ____ \| ____ | ____ | ____ |</text:p>
      <text:p text:style-name="P5"><text:s/>* <text:s text:c="14"/>| <text:s text:c="5"/>| <text:s text:c="5"/>| <text:s text:c="5"/>| <text:s text:c="5"/>|/ ____ <text:s/>/ <text:s text:c="3"/>\ ____ \ <text:s text:c="5"/>\ <text:s text:c="5"/>| <text:s text:c="5"/>| <text:s text:c="5"/>|</text:p>
      <text:p text:style-name="P5"><text:s/>* <text:s text:c="14"/>`-----------------------------------' <text:s text:c="4"/>'------''------------'------'------'</text:p>
      <text:p text:style-name="P5"><text:s/>*/</text:p>
      <text:p text:style-name="P5"><text:s/></text:p>
      <text:p text:style-name="P5">/* NUMPAD</text:p>
      <text:p text:style-name="P5"><text:s/>* ,-----------------------------------------. <text:s text:c="19"/>,-----------------------------------------.</text:p>
      <text:p text:style-name="P5"><text:s/>* | ____ | <text:s text:c="5"/>| <text:s text:c="5"/>| <text:s text:c="5"/>| <text:s text:c="5"/>| <text:s text:c="5"/>| <text:s text:c="19"/>|NumLck| <text:s text:c="5"/>| <text:s text:c="5"/>| <text:s text:c="5"/>| <text:s text:c="5"/>| ____ |</text:p>
      <text:p text:style-name="P7"><text:s/>* |------+------+------+------+------+------| <text:s text:c="6"/><text:span text:style-name="T1">NUMPA</text:span><text:span text:style-name="T3">D</text:span> <text:s text:c="6"/>|------+------+------+------+------+------|</text:p>
      <text:p text:style-name="P5"><text:s/>* | ____ | <text:s text:c="5"/>| <text:s text:c="5"/>| <text:s text:c="5"/>| <text:s text:c="5"/>| <text:s text:c="5"/>| <text:s text:c="19"/>| <text:s text:c="2"/>^ <text:s/>| <text:s text:c="2"/>7 <text:s/>| <text:s text:c="2"/>8 <text:s/>| <text:s text:c="2"/>9 <text:s/>| <text:s text:c="2"/>* <text:s/>| ____ |</text:p>
      <text:p text:style-name="P5"><text:s/>* |------+------+------+------+------+------| <text:s text:c="19"/>|------+------+------+------+------+------|</text:p>
      <text:p text:style-name="P5"><text:s/>* | ____ | <text:s text:c="5"/>| <text:s text:c="5"/>| <text:s text:c="5"/>| <text:s text:c="5"/>| <text:s text:c="5"/>| .------. <text:s/>,------. | <text:s text:c="2"/>- <text:s/>| <text:s text:c="2"/>4 <text:s/>| <text:s text:c="2"/>5 <text:s/>| <text:s text:c="2"/>6 <text:s/>| <text:s text:c="2"/>/ <text:s/>| <text:s text:c="2"/>| <text:s/>|</text:p>
      <text:p text:style-name="P5"><text:s/>* |------+------+------+------+------+------| | ____ | <text:s/>| ____ | |------+------+------+------+------+------|</text:p>
      <text:p text:style-name="P5"><text:s/>* | ____ | <text:s text:c="5"/>| <text:s text:c="5"/>| <text:s text:c="5"/>| <text:s text:c="5"/>| <text:s text:c="5"/>| '------' <text:s/>'------' | <text:s text:c="2"/>+ <text:s/>| <text:s text:c="2"/>1 <text:s/>| <text:s text:c="2"/>2 <text:s/>| <text:s text:c="2"/>3 <text:s/>| <text:s text:c="2"/>= <text:s/>| TOGG NUMP|</text:p>
      <text:p text:style-name="P5"><text:s/>* `-----------------------------------------' <text:s/>________ <text:s/>_______ '-----------------------------------------'</text:p>
      <text:p text:style-name="P5"><text:s/>* <text:s text:c="14"/>| ____ | ???? | ____ |/____| / <text:s text:c="6"/>/ <text:s/>\ <text:s text:c="5"/>\ ____ \| <text:s text:c="2"/>0 <text:s/>| <text:s text:c="2"/>. <text:s/>| ENTER |</text:p>
      <text:p text:style-name="P5"><text:s/>* <text:s text:c="14"/>| <text:s text:c="5"/>| <text:s text:c="5"/>| <text:s text:c="5"/>| <text:s text:c="5"/>|/ ____ / <text:s text:c="3"/>\____ \ <text:s text:c="5"/>\ <text:s text:c="5"/>| <text:s text:c="5"/>| <text:s text:c="5"/>|</text:p>
      <text:p text:style-name="P5"><text:s/>* <text:s text:c="14"/>`-----------------------------------' <text:s text:c="4"/>'------''------------'------'------'</text:p>
      <text:p text:style-name="P5"><text:s/>*/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Mono O" svg:font-family="'Linux Libertine Mono O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.54mm" fo:margin-bottom="2.54mm" fo:margin-left="1.5mm" fo:margin-right="2.54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7T13:18:58.306037616</meta:creation-date>
    <meta:print-date>2022-11-24T13:58:40.287085171</meta:print-date>
    <dc:date>2022-11-24T14:00:12.640165621</dc:date>
    <meta:editing-duration>P1DT5H12M9S</meta:editing-duration>
    <meta:editing-cycles>24</meta:editing-cycles>
    <meta:generator>LibreOffice/7.3.7.2$Linux_X86_64 LibreOffice_project/30$Build-2</meta:generator>
    <meta:document-statistic meta:table-count="0" meta:image-count="0" meta:object-count="0" meta:page-count="1" meta:paragraph-count="87" meta:word-count="1249" meta:character-count="7677" meta:non-whitespace-character-count="4864"/>
  </office:meta>
</office:document-meta>
</file>